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5656" calcext:value-type="float">
            <text:p>103.1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9392" calcext:value-type="float">
            <text:p>103.3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1528" calcext:value-type="float">
            <text:p>102.1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796" calcext:value-type="float">
            <text:p>101.7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8168" calcext:value-type="float">
            <text:p>101.9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3216" calcext:value-type="float">
            <text:p>106.5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5688" calcext:value-type="float">
            <text:p>101.1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0488" calcext:value-type="float">
            <text:p>97.6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348" calcext:value-type="float">
            <text:p>96.4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5152" calcext:value-type="float">
            <text:p>96.0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2072" calcext:value-type="float">
            <text:p>94.3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8152" calcext:value-type="float">
            <text:p>93.4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6272" calcext:value-type="float">
            <text:p>93.6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9576" calcext:value-type="float">
            <text:p>92.6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7344" calcext:value-type="float">
            <text:p>92.2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1792" calcext:value-type="float">
            <text:p>92.0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1376" calcext:value-type="float">
            <text:p>91.7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3968" calcext:value-type="float">
            <text:p>91.1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8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1688" calcext:value-type="float">
            <text:p>88.1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8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7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1144" calcext:value-type="float">
            <text:p>80.7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7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7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0296" calcext:value-type="float">
            <text:p>64.0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6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6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6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6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5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5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701</text:p>
          </table:table-cell>
          <table:table-cell office:value-type="string" calcext:value-type="string">
            <text:p>TWDB:0602701</text:p>
          </table:table-cell>
          <table:table-cell office:value-type="string" calcext:value-type="string">
            <text:p>195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